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iverManagerConnectionFactory.create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riverManagerConnectionFactory.DriverManagerConnectionFactory( String connectUri ,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ManagerConnectionFactory.DriverManagerConnectionFactory( String connectUri , String uname ,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